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6220AD3F9405C891C5.jpg" manifest:media-type="image/jpeg"/>
  <manifest:file-entry manifest:full-path="Pictures/10000000000003AC000001748B62A7E6413FFF09.jpg" manifest:media-type="image/jpeg"/>
  <manifest:file-entry manifest:full-path="Pictures/10000000000001F40000014E9FD9AAC06303389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knologiske problemstillinger</text:p>
          </draw:text-box>
        </draw:frame>
        <draw:frame presentation:style-name="pr2" draw:layer="layout" svg:width="25.199cm" svg:height="12.179cm" svg:x="1.601cm" svg:y="5.421cm" presentation:class="outline" presentation:user-transformed="true">
          <draw:text-box>
            <text:p text:style-name="P1"><text:span text:style-name="T1"/></text:p>
            <text:p text:style-name="P1"><text:span text:style-name="T1">Kommunikation mellem selvkørende biler</text:span></text:p>
            <text:p text:style-name="P1"><text:span text:style-name="T1"/></text:p>
            <text:p text:style-name="P1"><text:span text:style-name="T1">Sikkerhedskritisk soft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Kommunikation mellem selvkørende biler</text:span></text:p>
          </draw:text-box>
        </draw:frame>
        <draw:frame presentation:style-name="pr2" draw:layer="layout" svg:width="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rdele</text:p>
                <text:p/>
              </text:list-item>
              <text:list-item>
                <text:p>Eksempel</text:p>
              </text:list-item>
            </text:list>
          </draw:text-box>
        </draw:frame>
        <draw:frame draw:style-name="gr2" draw:text-style-name="P4" draw:layer="layout" svg:width="16.376cm" svg:height="9.057cm" svg:x="9.224cm" svg:y="6.943cm">
          <draw:image xlink:href="Pictures/10000000000002800000016220AD3F9405C891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kkerhedskritisk softwa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cking</text:p>
                <text:list>
                  <text:list-item>
                    <text:p>selvstændig vs. kommunikerend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999cm" svg:height="7.123cm" svg:x="8.6cm" svg:y="9cm">
          <draw:image xlink:href="Pictures/10000000000003AC000001748B62A7E6413FFF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kkerhedskritisk softwa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kkerhedsforskning</text:p>
                <text:list>
                  <text:list-item>
                    <text:p>3 forskning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87cm" svg:height="8.942cm" svg:x="11.8cm" svg:y="8.4cm">
          <draw:image xlink:href="Pictures/10000000000001F40000014E9FD9AAC0630338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4T08:43:31.769000000</meta:creation-date>
    <dc:date>2015-09-24T12:08:50.494000000</dc:date>
    <meta:editing-duration>PT49M41S</meta:editing-duration>
    <meta:editing-cycles>4</meta:editing-cycles>
    <meta:generator>LibreOffice/5.0.2.2$Windows_x86 LibreOffice_project/37b43f919e4de5eeaca9b9755ed688758a8251fe</meta:generator>
    <meta:document-statistic meta:object-count="40"/>
  </office:meta>
</office:document-meta>
</file>